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823" officeooo:paragraph-rsid="00198823"/>
    </style:style>
    <style:style style:name="P2" style:family="paragraph" style:parent-style-name="Standard">
      <style:text-properties fo:font-weight="normal" officeooo:rsid="00198823" officeooo:paragraph-rsid="001988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nNetPerf:</text:p>
      <text:p text:style-name="P1">1. Go to <text:span text:style-name="T2">Build</text:span> directory</text:p>
      <text:p text:style-name="P1">2. Run: <text:span text:style-name="T2">cmake</text:span> <text:span text:style-name="T1">CmakeLists.txt</text:span></text:p>
      <text:p text:style-name="P1">3. Run: <text:span text:style-name="T1">make</text:span></text:p>
      <text:p text:style-name="P1">4. Output binary should be: <text:span text:style-name="T1">TinyNetPerf.x86</text:span></text:p>
      <text:p text:style-name="P1"><text:span text:style-name="T1"/></text:p>
      <text:p text:style-name="P2">Unit tests:</text:p>
      <text:p text:style-name="P2">1. Go to <text:span text:style-name="T1">UnitTests directory</text:span></text:p>
      <text:p text:style-name="P2">2. Go to <text:span text:style-name="T1">Build directory</text:span></text:p>
      <text:p text:style-name="P2">3. Run: <text:span text:style-name="T2">cmake</text:span> <text:span text:style-name="T1">CmakeLists.txt</text:span></text:p>
      <text:p text:style-name="P2">4. Run: <text:span text:style-name="T1">make</text:span></text:p>
      <text:p text:style-name="P2">5. Output binary should be: <text:span text:style-name="T1">runTests.x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4:58:02.656876701</meta:creation-date>
    <dc:date>2020-04-18T15:03:27.920296714</dc:date>
    <meta:editing-duration>PT5M25S</meta:editing-duration>
    <meta:editing-cycles>1</meta:editing-cycles>
    <meta:document-statistic meta:table-count="0" meta:image-count="0" meta:object-count="0" meta:page-count="1" meta:paragraph-count="11" meta:word-count="44" meta:character-count="261" meta:non-whitespace-character-count="228"/>
    <meta:generator>LibreOffice/5.1.6.2$Linux_X86_64 LibreOffice_project/10m0$Build-2</meta:generator>
  </office:meta>
</office:document-meta>
</file>